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13.982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3.513cm"/>
    </style:style>
    <style:style style:name="co19" style:family="table-column">
      <style:table-column-properties fo:break-before="auto" style:column-width="0.612cm"/>
    </style:style>
    <style:style style:name="co20" style:family="table-column">
      <style:table-column-properties fo:break-before="auto" style:column-width="0.841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ro6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2" style:family="table-cell" style:parent-style-name="Default" style:data-style-name="N0"/>
    <style:style style:name="ce66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6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1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1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8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6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3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43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43),wp(90),knows_power_strike_6|knows_ironflesh_11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41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41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41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6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6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6),wp(8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6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6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6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2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ent2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2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70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6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.00.0000</text:date>, <text:time style:data-style-name="N2" text:time-value="14:24:41.14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dc:creator>Jöran Balks</dc:creator>
    <meta:creation-date>2018-01-09T20:56:58Z</meta:creation-date>
    <dc:date>2020-11-21T14:25:25.435000000</dc:date>
    <meta:editing-cycles>426</meta:editing-cycles>
    <meta:editing-duration>P5DT10H12M22S</meta:editing-duration>
    <meta:document-statistic meta:table-count="2" meta:cell-count="7111" meta:object-count="0"/>
  </office:meta>
</office:document-meta>
</file>